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d4d4d4" fo:background-color="#000000"/>
    </style:style>
    <style:style style:name="P3" style:family="paragraph" style:parent-style-name="Standard">
      <style:paragraph-properties style:line-height-at-least="0.503cm"/>
      <style:text-properties fo:background-color="transparent"/>
    </style:style>
    <style:style style:name="P4" style:family="paragraph" style:parent-style-name="Standard">
      <style:paragraph-properties style:line-height-at-least="0.503cm"/>
      <style:text-properties fo:background-color="#000000"/>
    </style:style>
    <style:style style:name="P5" style:family="paragraph" style:parent-style-name="Standard">
      <style:paragraph-properties style:line-height-at-least="0.503cm"/>
      <style:text-properties fo:font-size="16pt" fo:font-weight="bold" officeooo:rsid="000b9790" officeooo:paragraph-rsid="000b9790" fo:background-color="transparent" style:font-size-asian="16pt" style:font-weight-asian="bold" style:font-size-complex="16pt" style:font-weight-complex="bold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0.5pt" fo:font-weight="normal"/>
    </style:style>
    <style:style style:name="T10" style:family="text">
      <style:text-properties fo:color="#b5cea8" style:font-name="Droid Sans Mono" fo:font-size="10.5pt" fo:font-weight="normal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/>
    </style:style>
    <style:style style:name="T13" style:family="text">
      <style:text-properties fo:color="#d7ba7d" style:font-name="Droid Sans Mono" fo:font-size="10.5pt" fo:font-weight="normal"/>
    </style:style>
    <style:style style:name="T14" style:family="text">
      <style:text-properties fo:color="#6a9955" style:font-name="Droid Sans Mono" fo:font-size="10.5pt" fo:font-weight="normal"/>
    </style:style>
    <style:style style:name="T15" style:family="text">
      <style:text-properties officeooo:rsid="000ca4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RECTORY</text:p>
      <text:p text:style-name="P5">single and Two level</text:p>
      <text:p text:style-name="P3"/>
      <text:p text:style-name="P3"/>
      <text:p text:style-name="P3"/>
      <text:p text:style-name="P3">#include&lt;stdio.h&gt;</text:p>
      <text:p text:style-name="P3">#include&lt;stdlib.h&gt;</text:p>
      <text:p text:style-name="P3">#include&lt;string.h&gt;</text:p>
      <text:p text:style-name="P3">typedef struct {</text:p>
      <text:p text:style-name="P3"><text:s text:c="4"/>char name[10];</text:p>
      <text:p text:style-name="P3"><text:s text:c="4"/>struct single *next;</text:p>
      <text:p text:style-name="P3">}single;</text:p>
      <text:p text:style-name="P3">typedef struct{</text:p>
      <text:p text:style-name="P3"><text:s text:c="4"/>char name[10];</text:p>
      <text:p text:style-name="P3"><text:s text:c="4"/>struct single *next;</text:p>
      <text:p text:style-name="P3"><text:s text:c="4"/>struct dir *down;</text:p>
      <text:p text:style-name="P3">}dir;</text:p>
      <text:p text:style-name="P3">void single_c(single *head,char filename[]){</text:p>
      <text:p text:style-name="P3"><text:s text:c="4"/>single *temp;</text:p>
      <text:p text:style-name="P3"><text:s text:c="4"/>temp=head;</text:p>
      <text:p text:style-name="P3"><text:s text:c="4"/>while(temp-&gt;next!=NULL){</text:p>
      <text:p text:style-name="P3"><text:s text:c="8"/>temp=temp-&gt;next;</text:p>
      <text:p text:style-name="P3"><text:s text:c="4"/>}</text:p>
      <text:p text:style-name="P3"><text:s text:c="4"/>single *new = (single *)malloc(sizeof(single));</text:p>
      <text:p text:style-name="P3"><text:s text:c="4"/>strcpy(new-&gt;name,filename);</text:p>
      <text:p text:style-name="P3"><text:s text:c="4"/>new-&gt;next=NULL;</text:p>
      <text:p text:style-name="P3"><text:s text:c="4"/>temp-&gt;next=new;</text:p>
      <text:p text:style-name="P3">}</text:p>
      <text:p text:style-name="P3">void single_d(single *head,char filename[]){</text:p>
      <text:p text:style-name="P3"><text:s text:c="4"/>single *temp,*ptr;</text:p>
      <text:p text:style-name="P3"><text:s text:c="4"/>temp=head-&gt;next;</text:p>
      <text:p text:style-name="P3"><text:s text:c="4"/>ptr=head;</text:p>
      <text:p text:style-name="P3"><text:s text:c="4"/>while(temp!=NULL &amp;&amp; strcmp(temp-&gt;name,filename)!=0){</text:p>
      <text:p text:style-name="P3"><text:s text:c="8"/>ptr=temp;</text:p>
      <text:p text:style-name="P3"><text:s text:c="8"/>temp=temp-&gt;next;</text:p>
      <text:p text:style-name="P3"><text:s text:c="4"/>}</text:p>
      <text:p text:style-name="P3"><text:s text:c="4"/>if(temp!=NULL &amp;&amp; strcmp(temp-&gt;name ,filename)==0){</text:p>
      <text:p text:style-name="P3"><text:s text:c="12"/>ptr-&gt;next=temp-&gt;next;</text:p>
      <text:p text:style-name="P3"><text:s text:c="12"/>printf("File Deleted\n");</text:p>
      <text:p text:style-name="P3"><text:s text:c="4"/>}</text:p>
      <text:p text:style-name="P3"><text:s text:c="4"/>else if(temp==NULL)</text:p>
      <text:p text:style-name="P3"><text:s text:c="4"/>{</text:p>
      <text:p text:style-name="P3"><text:s text:c="6"/>printf("No such File\n"); <text:s/></text:p>
      <text:p text:style-name="P3"><text:s text:c="4"/>}</text:p>
      <text:p text:style-name="P3"><text:s text:c="4"/></text:p>
      <text:p text:style-name="P3">}</text:p>
      <text:p text:style-name="P3">void single_dis(single *head){</text:p>
      <text:p text:style-name="P3"><text:s text:c="4"/>single *ptr = head-&gt;next;</text:p>
      <text:p text:style-name="P3"><text:s text:c="4"/>printf("-------------------------------------------------------------\n");</text:p>
      <text:p text:style-name="P3"><text:s text:c="4"/>while(ptr!=NULL){ <text:s text:c="2"/></text:p>
      <text:p text:style-name="P3"><text:soft-page-break/><text:s text:c="8"/>printf("|\t%s\t",ptr-&gt;name);</text:p>
      <text:p text:style-name="P3"><text:s text:c="8"/>ptr=ptr-&gt;next;</text:p>
      <text:p text:style-name="P3"><text:s text:c="4"/>}</text:p>
      <text:p text:style-name="P3"><text:s text:c="4"/>printf("|\n");</text:p>
      <text:p text:style-name="P3"><text:s text:c="4"/>printf("--------------------------------------------------------------\n");</text:p>
      <text:p text:style-name="P3">}</text:p>
      <text:p text:style-name="P3">void single_s(single *head,char filename[]){</text:p>
      <text:p text:style-name="P3"><text:s text:c="4"/>single *temp,*ptr;</text:p>
      <text:p text:style-name="P3"><text:s text:c="4"/>temp=head-&gt;next;</text:p>
      <text:p text:style-name="P3"><text:s text:c="4"/>ptr=head;</text:p>
      <text:p text:style-name="P3"><text:s text:c="4"/>while(temp!=NULL &amp;&amp; strcmp(temp-&gt;name,filename)!=0){</text:p>
      <text:p text:style-name="P3"><text:s text:c="8"/>ptr=temp;</text:p>
      <text:p text:style-name="P3"><text:s text:c="8"/>temp=temp-&gt;next;</text:p>
      <text:p text:style-name="P3"><text:s text:c="4"/>}</text:p>
      <text:p text:style-name="P3"><text:s text:c="4"/>if(temp!=NULL &amp;&amp; strcmp(temp-&gt;name , filename)==0){</text:p>
      <text:p text:style-name="P3"><text:s text:c="12"/>printf("File Present\n");</text:p>
      <text:p text:style-name="P3"><text:s text:c="4"/>}</text:p>
      <text:p text:style-name="P3"><text:s text:c="4"/>else if(temp==NULL)</text:p>
      <text:p text:style-name="P3"><text:s text:c="4"/>{</text:p>
      <text:p text:style-name="P3"><text:s text:c="6"/>printf("No such File\n"); <text:s/></text:p>
      <text:p text:style-name="P3"><text:s text:c="4"/>}</text:p>
      <text:p text:style-name="P3"><text:s text:c="4"/></text:p>
      <text:p text:style-name="P3">}</text:p>
      <text:p text:style-name="P3">int single_level(){</text:p>
      <text:p text:style-name="P3"><text:s text:c="4"/>int choice,a;</text:p>
      <text:p text:style-name="P3"><text:s text:c="4"/>char b[10],filename[10];</text:p>
      <text:p text:style-name="P3"><text:s text:c="4"/>single *new =(single *)malloc(sizeof(single));</text:p>
      <text:p text:style-name="P3"><text:s text:c="4"/>strcpy(new-&gt;name,b);</text:p>
      <text:p text:style-name="P3"><text:s text:c="4"/>new-&gt;next = NULL;</text:p>
      <text:p text:style-name="P3"><text:s text:c="4"/>single *head;</text:p>
      <text:p text:style-name="P3"><text:s text:c="4"/>head = new;</text:p>
      <text:p text:style-name="P3"><text:s text:c="4"/>while(1){</text:p>
      <text:p text:style-name="P3"><text:s text:c="8"/>printf("1. Create File\n2. Delete File\n3. Search File\n4. Display Files\n5. Exit\nEnter your choice: ");</text:p>
      <text:p text:style-name="P3"><text:s text:c="8"/>scanf("%d",&amp;choice);</text:p>
      <text:p text:style-name="P3"><text:s text:c="8"/>switch (choice){</text:p>
      <text:p text:style-name="P3"><text:s text:c="12"/>case 1:printf("Enter the file name: ");</text:p>
      <text:p text:style-name="P3"><text:s text:c="19"/>scanf("%s",filename);</text:p>
      <text:p text:style-name="P3"><text:s text:c="19"/>single_c(head,filename);</text:p>
      <text:p text:style-name="P3"><text:s text:c="19"/>break;</text:p>
      <text:p text:style-name="P3"><text:s text:c="12"/>case 2:printf("Enter the file name: ");</text:p>
      <text:p text:style-name="P3"><text:s text:c="19"/>scanf("%s",filename);</text:p>
      <text:p text:style-name="P3"><text:s text:c="19"/>single_d(head,filename);</text:p>
      <text:p text:style-name="P3"><text:s text:c="19"/>break;</text:p>
      <text:p text:style-name="P3"><text:s text:c="12"/>case 3:printf("Enter the file name: ");</text:p>
      <text:p text:style-name="P3"><text:s text:c="19"/>scanf("%s",filename);</text:p>
      <text:p text:style-name="P3"><text:s text:c="19"/>single_s(head,filename);</text:p>
      <text:p text:style-name="P3"><text:s text:c="19"/>break;</text:p>
      <text:p text:style-name="P3"><text:s text:c="12"/>case 4:single_dis(head);</text:p>
      <text:p text:style-name="P3"><text:s text:c="19"/>break;</text:p>
      <text:p text:style-name="P3"><text:s text:c="12"/>case 5:return 0;</text:p>
      <text:p text:style-name="P3"><text:soft-page-break/><text:s text:c="8"/>}</text:p>
      <text:p text:style-name="P3"><text:s text:c="4"/>}</text:p>
      <text:p text:style-name="P3"><text:s text:c="4"/>return 0;</text:p>
      <text:p text:style-name="P3">}</text:p>
      <text:p text:style-name="P3">dir * two_dir(dir *twohead,char filename[]){</text:p>
      <text:p text:style-name="P3"><text:s text:c="4"/>dir *new=(dir*)malloc(sizeof(dir));</text:p>
      <text:p text:style-name="P3"><text:s text:c="4"/>new-&gt;down=NULL;</text:p>
      <text:p text:style-name="P3"><text:s text:c="4"/>new-&gt;next=NULL;</text:p>
      <text:p text:style-name="P3"><text:s text:c="4"/>dir *ptr=twohead;</text:p>
      <text:p text:style-name="P3"><text:s text:c="4"/>strcpy(new-&gt;name,filename);</text:p>
      <text:p text:style-name="P3"><text:s text:c="4"/>if(twohead==NULL){</text:p>
      <text:p text:style-name="P3"><text:s text:c="8"/>//printf("First directory\n");</text:p>
      <text:p text:style-name="P3"><text:s text:c="8"/>twohead=new;</text:p>
      <text:p text:style-name="P3"><text:s text:c="4"/>}</text:p>
      <text:p text:style-name="P3"><text:s text:c="4"/>else{</text:p>
      <text:p text:style-name="P3"><text:s text:c="8"/>//printf("second time\n");</text:p>
      <text:p text:style-name="P3"><text:s text:c="8"/>while(ptr-&gt;next!=NULL)</text:p>
      <text:p text:style-name="P3"><text:s text:c="12"/>ptr=ptr-&gt;next;</text:p>
      <text:p text:style-name="P3"><text:s text:c="8"/>ptr-&gt;next=new;</text:p>
      <text:p text:style-name="P3"><text:s text:c="4"/>}</text:p>
      <text:p text:style-name="P3"><text:s text:c="4"/>return twohead;</text:p>
      <text:p text:style-name="P3">}</text:p>
      <text:p text:style-name="P3">dir * two_c(dir *head,char direc[],char filename[]){</text:p>
      <text:p text:style-name="P3"><text:s text:c="4"/>dir *temp,*ptr;</text:p>
      <text:p text:style-name="P3"><text:s text:c="4"/>temp=head;</text:p>
      <text:p text:style-name="P3"><text:s text:c="4"/>single *ptr1,ptr2;</text:p>
      <text:p text:style-name="P3"><text:s text:c="4"/>single *new=(single *)malloc(sizeof(single));</text:p>
      <text:p text:style-name="P3"><text:s text:c="4"/>strcpy(new-&gt;name,filename);</text:p>
      <text:p text:style-name="P3"><text:s text:c="4"/>new-&gt;next=NULL;</text:p>
      <text:p text:style-name="P3"><text:s text:c="4"/>while(temp!=NULL &amp;&amp; strcmp(temp-&gt;name,direc)!=0){</text:p>
      <text:p text:style-name="P3"><text:s text:c="8"/>ptr=temp;</text:p>
      <text:p text:style-name="P3"><text:s text:c="8"/>temp=temp-&gt;next;</text:p>
      <text:p text:style-name="P3"><text:s text:c="4"/>}</text:p>
      <text:p text:style-name="P3"><text:s text:c="4"/>if(temp!=NULL &amp;&amp; strcmp(temp-&gt;name , direc)==0){</text:p>
      <text:p text:style-name="P3"><text:s text:c="12"/>printf("Directory Present\n");</text:p>
      <text:p text:style-name="P3"><text:s text:c="12"/>ptr1=temp-&gt;down;</text:p>
      <text:p text:style-name="P3"><text:s text:c="12"/>if(ptr1==NULL)</text:p>
      <text:p text:style-name="P3"><text:s text:c="16"/>temp-&gt;down=new;</text:p>
      <text:p text:style-name="P3"><text:s text:c="12"/>else{</text:p>
      <text:p text:style-name="P3"><text:s text:c="16"/>while(ptr1-&gt;next!=NULL){</text:p>
      <text:p text:style-name="P3"><text:s text:c="20"/>ptr1=ptr1-&gt;next;</text:p>
      <text:p text:style-name="P3"><text:s text:c="16"/>}</text:p>
      <text:p text:style-name="P3"><text:s text:c="16"/>ptr1-&gt;next=new;</text:p>
      <text:p text:style-name="P3"><text:s text:c="12"/>}</text:p>
      <text:p text:style-name="P3"/>
      <text:p text:style-name="P3"><text:s text:c="4"/>}</text:p>
      <text:p text:style-name="P3"><text:s text:c="4"/>else if(temp==NULL)</text:p>
      <text:p text:style-name="P3"><text:s text:c="4"/>{</text:p>
      <text:p text:style-name="P3"><text:s text:c="6"/>printf("No such Directory\n"); <text:s/></text:p>
      <text:p text:style-name="P3"><text:s text:c="4"/>}</text:p>
      <text:p text:style-name="P3"><text:s text:c="4"/>return head;</text:p>
      <text:p text:style-name="P3"><text:soft-page-break/>}</text:p>
      <text:p text:style-name="P3">dir * two_d(dir *head,char direc[],char filename[]){</text:p>
      <text:p text:style-name="P3"><text:s text:c="4"/>dir *ptr=head;</text:p>
      <text:p text:style-name="P3"><text:s text:c="4"/>single *ptr1,*ptr2=NULL;</text:p>
      <text:p text:style-name="P3"><text:s text:c="4"/>while(ptr!=NULL &amp;&amp; strcmp(ptr-&gt;name,direc)!=0)</text:p>
      <text:p text:style-name="P3"><text:s text:c="8"/>ptr=ptr-&gt;next;</text:p>
      <text:p text:style-name="P3"><text:s text:c="4"/>if(ptr==NULL)</text:p>
      <text:p text:style-name="P3"><text:s text:c="8"/>printf("No Such Directory\n");</text:p>
      <text:p text:style-name="P3"><text:s text:c="4"/>else{</text:p>
      <text:p text:style-name="P3"><text:s text:c="8"/>ptr1=ptr-&gt;down;</text:p>
      <text:p text:style-name="P3"><text:s text:c="8"/>while(ptr1!=NULL &amp;&amp; strcmp(ptr1-&gt;name,filename)!=0){</text:p>
      <text:p text:style-name="P3"><text:s text:c="12"/>ptr2=ptr1;</text:p>
      <text:p text:style-name="P3"><text:s text:c="12"/>ptr1=ptr1-&gt;next;</text:p>
      <text:p text:style-name="P3"><text:s text:c="8"/>}</text:p>
      <text:p text:style-name="P3"><text:s text:c="8"/>if(ptr1==NULL)</text:p>
      <text:p text:style-name="P3"><text:s text:c="12"/>printf("No such File\n");</text:p>
      <text:p text:style-name="P3"><text:s text:c="8"/>else if(ptr2==NULL){</text:p>
      <text:p text:style-name="P3"><text:s text:c="12"/>ptr-&gt;down=NULL;</text:p>
      <text:p text:style-name="P3"><text:s text:c="8"/>}</text:p>
      <text:p text:style-name="P3"><text:s text:c="8"/>else{</text:p>
      <text:p text:style-name="P3"><text:s text:c="12"/>printf("File Deleted\n");</text:p>
      <text:p text:style-name="P3"><text:s text:c="12"/>ptr2-&gt;next=ptr1-&gt;next;</text:p>
      <text:p text:style-name="P3"><text:s text:c="8"/>}</text:p>
      <text:p text:style-name="P3"><text:s text:c="4"/>}</text:p>
      <text:p text:style-name="P3"><text:s text:c="4"/>return head;</text:p>
      <text:p text:style-name="P3">}</text:p>
      <text:p text:style-name="P3">void two_s(dir *head,char direc[],char filename[]){</text:p>
      <text:p text:style-name="P3"><text:s text:c="4"/>dir *ptr=head;</text:p>
      <text:p text:style-name="P3"><text:s text:c="4"/>single *ptr1,*ptr2=NULL;</text:p>
      <text:p text:style-name="P3"><text:s text:c="4"/>while(ptr!=NULL &amp;&amp; strcmp(ptr-&gt;name,direc)!=0)</text:p>
      <text:p text:style-name="P3"><text:s text:c="8"/>ptr=ptr-&gt;next;</text:p>
      <text:p text:style-name="P3"><text:s text:c="4"/>if(ptr==NULL)</text:p>
      <text:p text:style-name="P3"><text:s text:c="8"/>printf("No Such Directory\n");</text:p>
      <text:p text:style-name="P3"><text:s text:c="4"/>else{</text:p>
      <text:p text:style-name="P3"><text:s text:c="8"/>ptr1=ptr-&gt;down;</text:p>
      <text:p text:style-name="P3"><text:s text:c="8"/>while(ptr1!=NULL &amp;&amp; strcmp(ptr1-&gt;name,filename)!=0){</text:p>
      <text:p text:style-name="P3"><text:s text:c="12"/>ptr2=ptr1;</text:p>
      <text:p text:style-name="P3"><text:s text:c="12"/>ptr1=ptr1-&gt;next;</text:p>
      <text:p text:style-name="P3"><text:s text:c="8"/>}</text:p>
      <text:p text:style-name="P3"><text:s text:c="8"/>if(ptr1==NULL)</text:p>
      <text:p text:style-name="P3"><text:s text:c="12"/>printf("No such File\n");</text:p>
      <text:p text:style-name="P3"><text:s text:c="8"/>else{</text:p>
      <text:p text:style-name="P3"><text:s text:c="12"/>printf("File Present\n");</text:p>
      <text:p text:style-name="P3"><text:s text:c="8"/>}</text:p>
      <text:p text:style-name="P3"><text:s text:c="4"/>}</text:p>
      <text:p text:style-name="P3">}</text:p>
      <text:p text:style-name="P3">void two_dis(dir *head){</text:p>
      <text:p text:style-name="P3"><text:s text:c="4"/>single *ptr;</text:p>
      <text:p text:style-name="P3"><text:s text:c="4"/>dir *main=head;</text:p>
      <text:p text:style-name="P3"><text:s text:c="4"/>if(main==NULL)</text:p>
      <text:p text:style-name="P3"><text:s text:c="8"/>printf("Empty\n");</text:p>
      <text:p text:style-name="P3"><text:soft-page-break/><text:s text:c="4"/>while(main!=NULL){</text:p>
      <text:p text:style-name="P3"><text:s text:c="8"/>printf("%s\t",main-&gt;name);</text:p>
      <text:p text:style-name="P3"><text:s text:c="8"/>ptr=main-&gt;down;</text:p>
      <text:p text:style-name="P3"><text:s text:c="8"/>while(ptr!=NULL){</text:p>
      <text:p text:style-name="P3"><text:s text:c="12"/>printf("%s <text:s/>",ptr-&gt;name);</text:p>
      <text:p text:style-name="P3"><text:s text:c="12"/>ptr=ptr-&gt;next;</text:p>
      <text:p text:style-name="P3"><text:s text:c="8"/>}</text:p>
      <text:p text:style-name="P3"><text:s text:c="8"/>printf("\n");</text:p>
      <text:p text:style-name="P3"><text:s text:c="8"/>main=main-&gt;next;</text:p>
      <text:p text:style-name="P3"><text:s text:c="4"/>}</text:p>
      <text:p text:style-name="P3"/>
      <text:p text:style-name="P3">}</text:p>
      <text:p text:style-name="P3">int two_level(){</text:p>
      <text:p text:style-name="P3"><text:s text:c="4"/>int choice,a;</text:p>
      <text:p text:style-name="P3"><text:s text:c="4"/>char direc[10],filename[10];</text:p>
      <text:p text:style-name="P3"><text:s text:c="4"/>dir *twohead = NULL;</text:p>
      <text:p text:style-name="P3"><text:s text:c="4"/>while(1){</text:p>
      <text:p text:style-name="P3"><text:s text:c="8"/>printf("1. Create Directory\n2. Create File\n3. Delete File\n4. Search File\n5. Display Files\n6. Exit\nEnter your choice: ");</text:p>
      <text:p text:style-name="P3"><text:s text:c="8"/>scanf("%d",&amp;choice);</text:p>
      <text:p text:style-name="P3"><text:s text:c="8"/>switch (choice){</text:p>
      <text:p text:style-name="P3"><text:s text:c="12"/>case 1:printf("Enter the Directory name: ");</text:p>
      <text:p text:style-name="P3"><text:s text:c="19"/>scanf("%s",filename);</text:p>
      <text:p text:style-name="P3"><text:s text:c="19"/>twohead = two_dir(twohead,filename);</text:p>
      <text:p text:style-name="P3"><text:s text:c="19"/>break;</text:p>
      <text:p text:style-name="P3"><text:s text:c="12"/>case 2:printf("Enter the Directory name: ");</text:p>
      <text:p text:style-name="P3"><text:s text:c="19"/>scanf("%s",direc);</text:p>
      <text:p text:style-name="P3"><text:s text:c="19"/>printf("Enter the filename: ");</text:p>
      <text:p text:style-name="P3"><text:s text:c="19"/>scanf("%s",filename);</text:p>
      <text:p text:style-name="P3"><text:s text:c="19"/>twohead = two_c(twohead,direc,filename);</text:p>
      <text:p text:style-name="P3"><text:s text:c="19"/>break;</text:p>
      <text:p text:style-name="P3"><text:s text:c="12"/>case 3:printf("Enter the Directory name: ");</text:p>
      <text:p text:style-name="P3"><text:s text:c="19"/>scanf("%s",direc);</text:p>
      <text:p text:style-name="P3"><text:s text:c="19"/>printf("Enter the file name: ");</text:p>
      <text:p text:style-name="P3"><text:s text:c="19"/>scanf("%s",filename);</text:p>
      <text:p text:style-name="P3"><text:s text:c="19"/>twohead = two_d(twohead,direc,filename);</text:p>
      <text:p text:style-name="P3"><text:s text:c="19"/>break;</text:p>
      <text:p text:style-name="P3"><text:s text:c="12"/>case 4:printf("Enter the Directory name: ");</text:p>
      <text:p text:style-name="P3"><text:s text:c="19"/>scanf("%s",direc);</text:p>
      <text:p text:style-name="P3"><text:s text:c="19"/>printf("Enter the file name: ");</text:p>
      <text:p text:style-name="P3"><text:s text:c="19"/>scanf("%s",filename);</text:p>
      <text:p text:style-name="P3"><text:s text:c="19"/>two_s(twohead,direc,filename);</text:p>
      <text:p text:style-name="P3"><text:s text:c="19"/>break;</text:p>
      <text:p text:style-name="P3"><text:s text:c="12"/>case 5:two_dis(twohead);</text:p>
      <text:p text:style-name="P3"><text:s text:c="19"/>break;</text:p>
      <text:p text:style-name="P3"><text:s text:c="12"/>case 6:return 0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<text:soft-page-break/>int main(){</text:p>
      <text:p text:style-name="P3"><text:s text:c="4"/>int choice,chumma;</text:p>
      <text:p text:style-name="P3"><text:s text:c="4"/>printf("1 Single level Directory\n2 Two-level Directory\n3 Hierarchial Directory\n4 Exit\nEnter your coice: ");</text:p>
      <text:p text:style-name="P3"><text:s text:c="4"/>scanf("%d",&amp;choice);</text:p>
      <text:p text:style-name="P3"><text:s text:c="4"/>switch (choice){</text:p>
      <text:p text:style-name="P3"><text:s text:c="8"/>case 1:chumma = single_level();</text:p>
      <text:p text:style-name="P3"><text:s text:c="15"/>break;</text:p>
      <text:p text:style-name="P3"><text:s text:c="8"/>case 2:chumma = two_level();</text:p>
      <text:p text:style-name="P3"><text:s text:c="15"/>break;</text:p>
      <text:p text:style-name="P3"><text:s text:c="8"/>case 4:return 0;</text:p>
      <text:p text:style-name="P3"><text:s text:c="4"/>}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49:27.466569959</meta:creation-date>
    <dc:date>2019-09-15T22:54:52.057954073</dc:date>
    <meta:editing-duration>PT4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59" meta:word-count="508" meta:character-count="6843" meta:non-whitespace-character-count="4697"/>
  </office:meta>
</office:document-meta>
</file>